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58220" draw:fill="gradient" draw:fill-color="#ffe5ca" draw:fill-gradient-name="Gradient_20_7" draw:textarea-horizontal-align="justify" draw:textarea-vertical-align="middle" draw:auto-grow-height="false" fo:min-height="22.515cm" fo:min-width="19.09cm"/>
    </style:style>
    <style:style style:name="gr2" style:family="graphic" style:parent-style-name="standard">
      <style:graphic-properties draw:fill-color="#ffdaa2" draw:textarea-horizontal-align="justify" draw:textarea-vertical-align="middle" draw:auto-grow-height="false" fo:min-height="11.815cm" fo:min-width="12.022cm"/>
    </style:style>
    <style:style style:name="gr3" style:family="graphic" style:parent-style-name="standard">
      <style:graphic-properties draw:fill-color="#fcc79b" draw:textarea-horizontal-align="justify" draw:textarea-vertical-align="middle" draw:auto-grow-height="false" fo:min-height="2.417cm" fo:min-width="4.58cm"/>
    </style:style>
    <style:style style:name="gr4" style:family="graphic" style:parent-style-name="standard">
      <style:graphic-properties draw:fill-color="#f8aa97" draw:textarea-horizontal-align="justify" draw:textarea-vertical-align="middle" draw:auto-grow-height="false" fo:min-height="2.417cm" fo:min-width="4.70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29cm"/>
    </style:style>
    <style:style style:name="gr6" style:family="graphic" style:parent-style-name="standard">
      <style:graphic-properties draw:fill-color="#8ccfb7" draw:textarea-horizontal-align="justify" draw:textarea-vertical-align="middle" draw:auto-grow-height="false" fo:min-height="1.1cm" fo:min-width="4.327cm"/>
    </style:style>
    <style:style style:name="gr7" style:family="graphic" style:parent-style-name="standard">
      <style:graphic-properties draw:fill-color="#f58220" draw:textarea-horizontal-align="justify" draw:textarea-vertical-align="middle" draw:auto-grow-height="false" fo:min-height="2.417cm" fo:min-width="12.835cm"/>
    </style:style>
    <style:style style:name="gr8" style:family="graphic" style:parent-style-name="standard">
      <style:graphic-properties draw:fill-color="#fff685" draw:textarea-horizontal-align="justify" draw:textarea-vertical-align="middle" draw:auto-grow-height="false" fo:min-height="2.417cm" fo:min-width="4.58cm"/>
    </style:style>
    <style:style style:name="gr9" style:family="graphic" style:parent-style-name="standard">
      <style:graphic-properties draw:fill-color="#f58220" draw:textarea-horizontal-align="justify" draw:textarea-vertical-align="middle" draw:auto-grow-height="false" fo:min-height="1.336cm" fo:min-width="0.326cm"/>
    </style:style>
    <style:style style:name="gr10" style:family="graphic" style:parent-style-name="standard">
      <style:graphic-properties draw:fill-color="#f58220" draw:textarea-horizontal-align="justify" draw:textarea-vertical-align="middle" draw:auto-grow-height="false" fo:min-height="1.378cm" fo:min-width="0.32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8.28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3cm"/>
    </style:style>
    <style:style style:name="gr13" style:family="graphic" style:parent-style-name="standard">
      <style:graphic-properties draw:fill-color="#009598" draw:textarea-horizontal-align="justify" draw:textarea-vertical-align="middle" draw:auto-grow-height="false" fo:min-height="2.417cm" fo:min-width="4.58cm"/>
    </style:style>
    <style:style style:name="gr14" style:family="graphic" style:parent-style-name="standard">
      <style:graphic-properties draw:fill-color="#fcc79b" draw:textarea-horizontal-align="justify" draw:textarea-vertical-align="middle" draw:auto-grow-height="false" fo:min-height="2.401cm" fo:min-width="4.58cm"/>
    </style:style>
    <style:style style:name="gr15" style:family="graphic" style:parent-style-name="standard">
      <style:graphic-properties draw:fill-color="#fdb94d" draw:textarea-horizontal-align="justify" draw:textarea-vertical-align="middle" draw:auto-grow-height="false" fo:min-height="1.909cm" fo:min-width="5.088cm"/>
    </style:style>
    <style:style style:name="gr16" style:family="graphic" style:parent-style-name="standard">
      <style:graphic-properties draw:fill-color="#f58220" draw:textarea-horizontal-align="justify" draw:textarea-vertical-align="middle" draw:auto-grow-height="false" fo:min-height="0.332cm" fo:min-width="0.213cm"/>
    </style:style>
    <style:style style:name="gr17" style:family="graphic" style:parent-style-name="objectwithoutfill">
      <style:graphic-properties draw:stroke="dash" draw:stroke-dash="_32__20_Dots_20_1_20_Dash" draw:fill="none" draw:textarea-vertical-align="middle"/>
    </style:style>
    <style:style style:name="P1" style:family="paragraph">
      <loext:graphic-properties draw:fill="gradient" draw:fill-color="#ffe5ca" draw:fill-gradient-name="Gradient_20_7"/>
      <style:paragraph-properties fo:text-align="center"/>
    </style:style>
    <style:style style:name="P2" style:family="paragraph">
      <loext:graphic-properties draw:fill-color="#ffdaa2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cc79b"/>
      <style:paragraph-properties fo:text-align="center"/>
    </style:style>
    <style:style style:name="P5" style:family="paragraph">
      <loext:graphic-properties draw:fill-color="#f8aa97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8ccfb7"/>
      <style:paragraph-properties fo:text-align="center"/>
    </style:style>
    <style:style style:name="P8" style:family="paragraph">
      <loext:graphic-properties draw:fill-color="#f58220"/>
      <style:paragraph-properties fo:text-align="center"/>
    </style:style>
    <style:style style:name="P9" style:family="paragraph">
      <loext:graphic-properties draw:fill-color="#fff685"/>
      <style:paragraph-properties fo:text-align="center"/>
    </style:style>
    <style:style style:name="P10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11" style:family="paragraph">
      <loext:graphic-properties draw:fill-color="#009598"/>
      <style:paragraph-properties fo:text-align="center"/>
    </style:style>
    <style:style style:name="P12" style:family="paragraph">
      <loext:graphic-properties draw:fill-color="#fdb94d"/>
      <style:paragraph-properties fo:text-align="center"/>
    </style:style>
    <style:style style:name="P13" style:family="paragraph">
      <loext:graphic-properties draw:fill="none" draw:fill-color="#ffffff"/>
      <style:text-properties fo:font-size="16pt" style:font-size-asian="16pt" style:font-size-complex="16pt"/>
    </style:style>
    <style:style style:name="P14" style:family="paragraph">
      <loext:graphic-properties draw:fill="none"/>
      <style:paragraph-properties fo:text-align="center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22.765cm" svg:x="1cm" svg:y="4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2.522cm" svg:height="12.065cm" svg:x="1.559cm" svg:y="13.9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5.08cm" svg:height="2.667cm" svg:x="8.267cm" svg:y="16.031cm">
          <text:p text:style-name="P3">Memstore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207cm" svg:height="2.667cm" svg:x="2.24cm" svg:y="16.031cm">
          <text:p text:style-name="P3">LDBStore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3.529cm" svg:height="0.962cm" svg:x="1.934cm" svg:y="14.24cm">
          <draw:text-box>
            <text:p>LocalStore</text:p>
          </draw:text-box>
        </draw:frame>
        <draw:custom-shape draw:style-name="gr6" draw:text-style-name="P7" draw:layer="layout" svg:width="4.826cm" svg:height="2.159cm" svg:x="2.448cm" svg:y="22.68cm">
          <text:p text:style-name="P3">Level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5" draw:layer="layout" svg:width="5.207cm" svg:height="2.667cm" svg:x="2.24cm" svg:y="19.12cm">
          <text:p text:style-name="P3">LDBDatabase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3.335cm" svg:height="2.667cm" svg:x="6.715cm" svg:y="9.249cm">
          <text:p text:style-name="P3">DBAPI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5.08cm" svg:height="2.667cm" svg:x="14.97cm" svg:y="13.954cm">
          <text:p text:style-name="P3">Mockstore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651cm" svg:height="1.978cm" svg:x="3.313cm" svg:y="11.94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8" draw:layer="layout" svg:width="1.651cm" svg:height="2.032cm" svg:x="16.558cm" svg:y="11.88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1" draw:text-style-name="P10" draw:layer="layout" svg:width="8.787cm" svg:height="1.195cm" svg:x="6.182cm" svg:y="1.686cm">
          <draw:text-box>
            <text:p><text:span text:style-name="T1">Swarm storage layer</text:span></text:p>
          </draw:text-box>
        </draw:frame>
        <draw:frame draw:style-name="gr12" draw:text-style-name="P6" draw:layer="layout" svg:width="2.013cm" svg:height="0.962cm" svg:x="17.983cm" svg:y="3.372cm">
          <draw:text-box>
            <text:p>Node</text:p>
          </draw:text-box>
        </draw:frame>
        <draw:custom-shape draw:style-name="gr13" draw:text-style-name="P11" draw:layer="layout" svg:width="5.08cm" svg:height="2.667cm" svg:x="8.267cm" svg:y="19.131cm">
          <text:p text:style-name="P3">LRU cache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5.08cm" svg:height="2.651cm" draw:transform="skewX (-0.00942477796076938) translate (1.519cm 9.248cm)">
          <text:p text:style-name="P3">NetStore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651cm" svg:height="2.032cm" svg:x="9.128cm" svg:y="7.22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2" draw:layer="layout" svg:width="5.588cm" svg:height="2.159cm" svg:x="7.25cm" svg:y="5.064cm">
          <text:p text:style-name="P3">Registry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651cm" svg:height="1.978cm" svg:x="10.113cm" svg:y="11.9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8" draw:layer="layout" svg:width="0.889cm" svg:height="1.162cm" svg:x="14.081cm" svg:y="14.82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2" draw:text-style-name="P13" draw:layer="layout" svg:width="6.17cm" svg:height="0.962cm" svg:x="13.384cm" svg:y="6.872cm">
          <draw:text-box>
            <text:p><text:span text:style-name="T2">swarm/network/stream</text:span></text:p>
          </draw:text-box>
        </draw:frame>
        <draw:line draw:style-name="gr17" draw:text-style-name="P14" draw:layer="layout" svg:x1="1.762cm" svg:y1="8.185cm" svg:x2="19.923cm" svg:y2="8.185cm">
          <text:p/>
        </draw:line>
        <draw:frame draw:style-name="gr12" draw:text-style-name="P6" draw:layer="layout" svg:width="2.013cm" svg:height="0.962cm" svg:x="17.984cm" svg:y="3.372cm">
          <draw:text-box>
            <text:p>Node</text:p>
          </draw:text-box>
        </draw:frame>
        <draw:frame draw:style-name="gr12" draw:text-style-name="P13" draw:layer="layout" svg:width="4.198cm" svg:height="0.962cm" svg:x="13.384cm" svg:y="8.272cm">
          <draw:text-box>
            <text:p><text:span text:style-name="T2">swarm/storag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_20_7" draw:display-name="Gradient 7" draw:style="radial" draw:cx="50%" draw:cy="50%" draw:start-color="#ffe5ca" draw:end-color="#fedcc6" draw:start-intensity="100%" draw:end-intensity="100%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7T10:52:03.475778234</meta:creation-date>
    <dc:date>2018-05-18T07:58:06.982284569</dc:date>
    <meta:editing-duration>PT1H15M28S</meta:editing-duration>
    <meta:editing-cycles>11</meta:editing-cycles>
    <meta:generator>LibreOffice/6.0.3.2$Linux_X86_64 LibreOffice_project/00m0$Build-2</meta:generator>
    <meta:document-statistic meta:object-count="23"/>
  </office:meta>
</office:document-meta>
</file>